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gt;">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style:num-suffix=")" style:num-format="I"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font-weight="bold" style:font-weight-asian="bold" style:font-weight-complex="bold"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font-weight="bold" style:font-weight-asian="bold" style:font-weight-complex="bold" fo:language="en" fo:country="US"/>
    </style:style>
    <style:style style:name="P20" style:parent-style-name="Normal" style:family="paragraph">
      <style:text-properties fo:font-weight="bold" style:font-weight-asian="bold" style:font-weight-complex="bold"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font-weight="bold" style:font-weight-asian="bold" style:font-weight-complex="bold" fo:language="en" fo:country="US"/>
    </style:style>
    <style:style style:name="P30" style:parent-style-name="Normal" style:family="paragraph">
      <style:text-properties fo:font-weight="bold" style:font-weight-asian="bold" style:font-weight-complex="bold"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font-weight="bold" style:font-weight-asian="bold" style:font-weight-complex="bold" fo:language="en" fo:country="US"/>
    </style:style>
    <style:style style:name="P34" style:parent-style-name="Normal" style:family="paragraph">
      <style:text-properties fo:language="en" fo:country="US"/>
    </style:style>
  </office:automatic-styles>
  <office:body>
    <office:text text:use-soft-page-breaks="true">
      <text:p text:style-name="P1">1)I) Explain Big O notation and how it helps in analyzing algorithms.</text:p>
      <text:p text:style-name="P2">Big O notation is a mathematical notation used in computer science to describe the performance or complexity of an algorithm. It specifically describes the upper bound of the growth rate of an algorithm's time or space requirements as the input size increases.</text:p>
      <text:p text:style-name="P3">How it helps in analyzing algorithms:</text:p>
      <text:p text:style-name="P4">It provides a standardized way to express algorithm efficiency.</text:p>
      <text:p text:style-name="P5">It allows us to compare algorithms independently of specific hardware or implementation details.</text:p>
      <text:p text:style-name="P6">It focuses on the algorithm's behavior as the input size grows, which is crucial for scalability.</text:p>
      <text:p text:style-name="P7"/>
      <text:p text:style-name="P8">II) Describe the best, average, and worst-case scenarios for search operations.</text:p>
      <text:p text:style-name="P9">Best, average, and worst-case scenarios for search operations:</text:p>
      <text:p text:style-name="P10">Linear Search:</text:p>
      <text:p text:style-name="P11">Best case: O(1) - The item is found at the first position.</text:p>
      <text:p text:style-name="P12">Average case: O(n) - The item is found after checking half the elements on average.</text:p>
      <text:p text:style-name="P13">Worst case: O(n) - The item is at the last position or not in the array.</text:p>
      <text:p text:style-name="P14"/>
      <text:p text:style-name="P15">Binary Search:</text:p>
      <text:p text:style-name="P16">Best case: O(1) - The item is found at the middle position.</text:p>
      <text:p text:style-name="P17">Average case: O(log n) - The search space is halved in each step.</text:p>
      <text:p text:style-name="P18">Worst case: O(log n) - The item is at one of the ends or not in the array.</text:p>
      <text:p text:style-name="P19"/>
      <text:p text:style-name="P20">2)<text:s/>I)<text:s/>Compare the time complexity of linear and binary search algorithms.</text:p>
      <text:p text:style-name="P21">Time Complexity Comparison:</text:p>
      <text:p text:style-name="P22">Linear Search: O(n)</text:p>
      <text:p text:style-name="P23">Pros: Simple to implement, works on unsorted arrays</text:p>
      <text:p text:style-name="P24">Cons: Slow for large datasets</text:p>
      <text:p text:style-name="P25"/>
      <text:p text:style-name="P26">Binary Search: O(log n)</text:p>
      <text:p text:style-name="P27">Pros: Much faster for large datasets</text:p>
      <text:p text:style-name="P28">Cons: Requires sorted array, more complex to implement</text:p>
      <text:p text:style-name="P29"/>
      <text:p text:style-name="P30">II)Discuss which algorithm is more suitable for your platform and why.</text:p>
      <text:soft-page-break/>
      <text:p text:style-name="P31">For a typical e-commerce platform with a large product catalog, binary search would generally be more suitable when searching by productId. However, for real-world scenarios, more advanced solutions like database indexing, full-text search engines (e.g., Elasticsearch), or specialized search libraries would be more appropriate to handle complex queries efficiently and provide features like partial matching and relevance ranking.</text:p>
      <text:p text:style-name="P32">If the product catalog is relatively small and doesn't change frequently, we could maintain a sorted array of products and use binary search for quick lookups by productId. For searches on other attributes or for implementing features like autocomplete, you would need to use more advanced data structures or search algorithms.</text:p>
      <text:p text:style-name="P33"/>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alibri" style:font-name-asian="Calibri" style:font-name-complex="Times New Roman"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gt;">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style:num-suffix=")" style:num-format="I"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blina Saha</meta:initial-creator>
    <dc:creator>Deblina Saha</dc:creator>
    <meta:creation-date>2024-07-30T12:28:00Z</meta:creation-date>
    <dc:date>2024-07-30T12:36:00Z</dc:date>
    <meta:template xlink:href="Normal" xlink:type="simple"/>
    <meta:editing-cycles>1</meta:editing-cycles>
    <meta:editing-duration>PT480S</meta:editing-duration>
    <meta:document-statistic meta:page-count="2" meta:paragraph-count="4" meta:word-count="354" meta:character-count="2373" meta:row-count="16" meta:non-whitespace-character-count="2023"/>
  </office:meta>
</office:document-meta>
</file>